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3A5000001C2A231DFF53341A212.png" manifest:media-type="image/png"/>
  <manifest:file-entry manifest:full-path="Pictures/10000000000009AC000000B89DADD346AC484AF9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P2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</style:style>
    <style:style style:name="P5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6" style:family="paragraph" style:parent-style-name="normal">
      <style:paragraph-properties fo:break-before="auto" fo:break-after="auto">
        <style:tab-stops>
          <style:tab-stop style:position="3.254cm"/>
        </style:tab-stops>
      </style:paragraph-properties>
    </style:style>
    <style:style style:name="P7" style:family="paragraph" style:parent-style-name="normal">
      <style:paragraph-properties fo:break-before="auto" fo:break-after="auto"/>
    </style:style>
    <style:style style:name="P8" style:family="paragraph" style:parent-style-name="normal" style:list-style-name="WW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</style:style>
    <style:style style:name="P9" style:family="paragraph" style:parent-style-name="normal" style:list-style-name="WWNum1">
      <style:paragraph-properties fo:margin-left="1.27cm" fo:margin-right="0cm" fo:text-align="start" style:justify-single-word="false" fo:text-indent="-0.635cm" style:auto-text-indent="false"/>
    </style:style>
    <style:style style:name="P10" style:family="paragraph" style:parent-style-name="normal" style:list-style-name="WWNum2">
      <style:paragraph-properties fo:margin-left="1.27cm" fo:margin-right="0cm" fo:margin-top="0cm" fo:margin-bottom="0cm" style:contextual-spacing="false" fo:text-indent="-0.635cm" style:auto-text-indent="false"/>
    </style:style>
    <style:style style:name="P11" style:family="paragraph" style:parent-style-name="normal" style:list-style-name="WWNum2">
      <style:paragraph-properties fo:margin-left="1.27cm" fo:margin-right="0cm" fo:text-indent="-0.635cm" style:auto-text-indent="false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P14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</style:style>
    <style:style style:name="P15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rsid="000a8e32" officeooo:paragraph-rsid="000a8e32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tyle="italic" style:font-style-asian="italic"/>
    </style:style>
    <style:style style:name="T7" style:family="text">
      <style:text-properties fo:color="#1155cc" loext:opacity="100%" style:text-underline-style="solid" style:text-underline-width="auto" style:text-underline-color="font-color"/>
    </style:style>
    <style:style style:name="T8" style:family="text">
      <style:text-properties officeooo:rsid="000a8e32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qk5vq6w6p8n4"/><text:span text:style-name="T1">ENTORNOS DE DESARROLLO - 1º DAM</text:span></text:p>
      <text:p text:style-name="P2"><text:bookmark text:name="_99912dxth5nq"/><text:span text:style-name="T2">UD1. ELEMENTOS DEL DESARROLLO DE SOFTWARE</text:span></text:p>
      <text:p text:style-name="Heading_20_2"><text:bookmark text:name="_p8iebq5cuhpq"/></text:p>
      <text:p text:style-name="Heading_20_2"><text:bookmark text:name="_v6s3eategcm4"/>E04 - VÍDEOS SOBRE METODOLOGÍA</text:p>
      <text:p text:style-name="P3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<text:span text:style-name="T3">Resultado de Aprendizaje 1</text:span><text:span text:style-name="T4">: Reconoce los elementos y herramientas que intervienen en el desarrollo de un programa informático, analizando sus características y las fases en las que actúan hasta llegar a su puesta en funcionamiento.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<text:span text:style-name="T3">Criterio de evaluación</text:span></text:p>
          </table:table-cell>
          <table:table-cell table:style-name="Tabla1.A1" office:value-type="string">
            <text:p text:style-name="P4"><text:span text:style-name="T3">Ejercicio/s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5">RA01.c Se han identificado las fases de desarrollo de una aplicación informática.</text:span></text:p>
          </table:table-cell>
          <table:table-cell table:style-name="Tabla1.A1" office:value-type="string">
            <text:p text:style-name="P4"><text:span text:style-name="T5">TODOS</text:span></text:p>
          </table:table-cell>
        </table:table-row>
      </table:table>
      <text:p text:style-name="P5"><text:bookmark text:name="_9wl0jjtf0xqq"/></text:p>
      <text:p text:style-name="P7">Para facilitar las explicaciones de los próximos días, vamos a visualizar una serie de vídeos referentes a la materia. A esta metodología se le conoce como clase invertida o <text:span text:style-name="T6">flipped classroom</text:span>. Para poder verificar si hemos comprendido el contenido de los vídeos, se deben responder a algunas preguntas.</text:p>
      <text:p text:style-name="normal"/>
      <text:list text:style-name="WWNum1">
        <text:list-item>
          <text:p text:style-name="P8">Vídeo 1: <text:a xlink:type="simple" xlink:href="https://www.youtube.com/watch?v=_32gJdUMz9o&amp;list=PLXotEuaZ9LQmopUVy4Kt3SVpxrV6lE5X7&amp;index=6" text:style-name="Default_20_Style" text:visited-style-name="Default_20_Style"><text:span text:style-name="T7">https://www.youtube.com/watch?v=_32gJdUMz9o&amp;list=PLXotEuaZ9LQmopUVy4Kt3SVpxrV6lE5X7&amp;index=6</text:span></text:a> </text:p>
        </text:list-item>
        <text:list-item>
          <text:p text:style-name="P8">Vídeo 2: <text:a xlink:type="simple" xlink:href="https://www.youtube.com/watch?v=gq-3-mw_0VI&amp;list=PLXotEuaZ9LQmopUVy4Kt3SVpxrV6lE5X7&amp;index=7" text:style-name="Default_20_Style" text:visited-style-name="Default_20_Style"><text:span text:style-name="T7">https://www.youtube.com/watch?v=gq-3-mw_0VI&amp;list=PLXotEuaZ9LQmopUVy4Kt3SVpxrV6lE5X7&amp;index=7</text:span></text:a> </text:p>
        </text:list-item>
        <text:list-item>
          <text:p text:style-name="P8">Vídeo 3: <text:a xlink:type="simple" xlink:href="https://www.youtube.com/watch?v=zcjoEICjUbQ&amp;list=PLXotEuaZ9LQmopUVy4Kt3SVpxrV6lE5X7&amp;index=8" text:style-name="Default_20_Style" text:visited-style-name="Default_20_Style"><text:span text:style-name="T7">https://www.youtube.com/watch?v=zcjoEICjUbQ&amp;list=PLXotEuaZ9LQmopUVy4Kt3SVpxrV6lE5X7&amp;index=8</text:span></text:a> </text:p>
        </text:list-item>
        <text:list-item>
          <text:p text:style-name="P9">Vídeo 4: <text:a xlink:type="simple" xlink:href="https://www.youtube.com/watch?v=BedJmEWq2X0&amp;list=PLXotEuaZ9LQmopUVy4Kt3SVpxrV6lE5X7&amp;index=9" text:style-name="Default_20_Style" text:visited-style-name="Default_20_Style"><text:span text:style-name="T7">https://www.youtube.com/watch?v=BedJmEWq2X0&amp;list=PLXotEuaZ9LQmopUVy4Kt3SVpxrV6lE5X7&amp;index=9</text:span></text:a> </text:p>
        </text:list-item>
      </text:list>
      <text:p text:style-name="normal"/>
      <text:p text:style-name="Heading_20_2"><text:bookmark text:name="_evw6jkvc3jks"/>PREGUNTAS</text:p>
      <text:p text:style-name="normal"/>
      <text:list xml:id="list1691075432" text:style-name="WWNum2">
        <text:list-item>
          <text:p text:style-name="P10">¿Qué es una metodología de desarrollo de software? ¿Para qué sirve?</text:p>
        </text:list-item>
      </text:list>
      <text:p text:style-name="P14"/>
      <text:p text:style-name="P14">La metodología de desarrollo de software en ingeniería de software es un marco de trabajo usado para estructurar, planificar y controlar el proceso de desarrollo en sistemas de información.</text:p>
      <text:p text:style-name="P14"/>
      <text:list xml:id="list132134071760673" text:continue-numbering="true" text:style-name="WWNum2">
        <text:list-item>
          <text:p text:style-name="P10">Enumera, ordenadamente, las fases que componen un proyecto de desarrollo de software</text:p>
        </text:list-item>
      </text:list>
      <text:p text:style-name="P14"/>
      <text:p text:style-name="P15">Análisis</text:p>
      <text:p text:style-name="P15">Diseño</text:p>
      <text:p text:style-name="P15">Codificación</text:p>
      <text:p text:style-name="P15">Pruebas</text:p>
      <text:p text:style-name="P15">Explotación</text:p>
      <text:p text:style-name="P15">Mantenimiento</text:p>
      <text:p text:style-name="P14"/>
      <text:p text:style-name="P14"/>
      <text:p text:style-name="P14"/>
      <text:p text:style-name="P14"/>
      <text:p text:style-name="P14"><text:soft-page-break/></text:p>
      <text:list xml:id="list132134010836824" text:continue-numbering="true" text:style-name="WWNum2">
        <text:list-item>
          <text:p text:style-name="P10">¿Para qué sirve la fase de pruebas?</text:p>
        </text:list-item>
      </text:list>
      <text:p text:style-name="P14"/>
      <text:p text:style-name="P15"><text:tab/>Sirve para encontrar errores antes de lanzar el programa, estos errores pueden ser semánticos, de diseño o de especificación, existen varios tipos de prueba.</text:p>
      <text:p text:style-name="P14"/>
      <text:list xml:id="list132132202745297" text:continue-numbering="true" text:style-name="WWNum2">
        <text:list-item>
          <text:p text:style-name="P11">¿Qué es una metodología ágil? ¿Qué la diferencia de cualquier otra metodología?</text:p>
        </text:list-item>
      </text:list>
      <text:p text:style-name="P7"><text:tab/></text:p>
      <text:p text:style-name="P7"><text:tab/>El desarrollo ágil de software envuelve un enfoque para la toma de decisiones en los proyectos de <text:tab/>software, que se refiere a métodos de ingeniería del software basados en el desarrollo iterativo e <text:tab/>incremental, donde los requisitos y soluciones evolucionan con el tiempo según la necesidad del <text:tab/>proyecto. <text:span text:style-name="T8">Lo diferencia la rapidez y simplicidad que tiene de efectuarse junto a cualquier otra <text:tab/>metodología.</text:span></text:p>
      <text:p text:style-name="P6"><text:bookmark text:name="_gjdgx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char" svg:x="-0.413cm" svg:y="0.476cm" svg:width="5.211cm" svg:height="1.64cm" draw:z-index="5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3.png" text:anchor-type="char" svg:x="14.102cm" svg:y="0.542cm" svg:width="3.12cm" svg:height="1.51cm" draw:z-index="3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1.jpg" text:anchor-type="char" svg:x="-2.004cm" svg:y="-1.207cm" svg:width="21.008cm" svg:height="1.111cm" draw:z-index="1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4T13:21:31.916000000</dc:date>
    <meta:editing-duration>PT7M2S</meta:editing-duration>
    <meta:editing-cycles>1</meta:editing-cycles>
    <meta:document-statistic meta:table-count="1" meta:image-count="3" meta:object-count="0" meta:page-count="2" meta:paragraph-count="28" meta:word-count="302" meta:character-count="2255" meta:non-whitespace-character-count="1977"/>
    <meta:generator>LibreOffice/7.4.1.2$Windows_X86_64 LibreOffice_project/3c58a8f3a960df8bc8fd77b461821e42c061c5f0</meta:generator>
  </office:meta>
</office:document-meta>
</file>